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Calirbri" svg:font-family="Calirbri"/>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Body">
      <style:text-properties style:font-name="Times New Roman" fo:font-weight="bold" style:font-weight-asian="bold" style:font-size-complex="12pt"/>
    </style:style>
    <style:style style:name="P2" style:family="paragraph" style:parent-style-name="Body">
      <style:text-properties style:font-name="Times New Roman" style:font-size-complex="12pt"/>
    </style:style>
    <style:style style:name="P3" style:family="paragraph" style:parent-style-name="Body">
      <style:text-properties style:font-name="Times New Roman" officeooo:paragraph-rsid="0009b07c" style:font-size-complex="12pt"/>
    </style:style>
    <style:style style:name="P4" style:family="paragraph" style:parent-style-name="Body">
      <style:text-properties style:font-name="Times New Roman" fo:language="es" fo:country="ES" fo:font-weight="bold" style:font-weight-asian="bold" style:font-size-complex="12pt"/>
    </style:style>
    <style:style style:name="P5" style:family="paragraph" style:parent-style-name="Body">
      <style:text-properties style:font-name="Times New Roman" fo:font-style="italic" style:font-style-asian="italic" style:font-size-complex="12pt" style:font-style-complex="italic"/>
    </style:style>
    <style:style style:name="P6" style:family="paragraph" style:parent-style-name="Body">
      <style:text-properties style:font-name="Times New Roman" style:text-underline-style="solid" style:text-underline-width="auto" style:text-underline-color="font-color" officeooo:rsid="00187cc4" officeooo:paragraph-rsid="00187cc4" style:font-size-complex="12pt"/>
    </style:style>
    <style:style style:name="P7" style:family="paragraph" style:parent-style-name="Body">
      <style:text-properties style:font-name="Calibri" fo:font-style="italic" officeooo:paragraph-rsid="001152a4" style:font-style-asian="italic" style:font-size-complex="11pt" style:font-style-complex="italic"/>
    </style:style>
    <style:style style:name="P8" style:family="paragraph" style:parent-style-name="Body">
      <style:text-properties fo:color="#800080" loext:opacity="100%" style:font-name="Calibri" fo:font-size="11pt" fo:font-style="italic" officeooo:rsid="00061962" officeooo:paragraph-rsid="00061962" style:font-size-asian="9.60000038146973pt" style:font-style-asian="italic" style:font-size-complex="11pt" style:font-style-complex="italic"/>
    </style:style>
    <style:style style:name="P9" style:family="paragraph" style:parent-style-name="Body">
      <style:text-properties fo:color="#800080" loext:opacity="100%" style:font-name="Calibri" fo:font-size="11pt" fo:font-style="italic" officeooo:rsid="0009b07c" officeooo:paragraph-rsid="0009b07c" style:font-size-asian="9.60000038146973pt" style:font-style-asian="italic" style:font-size-complex="11pt" style:font-style-complex="italic"/>
    </style:style>
    <style:style style:name="P10" style:family="paragraph" style:parent-style-name="Body">
      <style:text-properties fo:color="#800080" loext:opacity="100%" style:font-name="Calibri" fo:font-size="11pt" fo:font-style="italic" officeooo:rsid="000807af" officeooo:paragraph-rsid="0009b07c" style:font-size-asian="9.60000038146973pt" style:font-style-asian="italic" style:font-size-complex="11pt" style:font-style-complex="italic"/>
    </style:style>
    <style:style style:name="P11" style:family="paragraph" style:parent-style-name="Body">
      <style:text-properties fo:color="#800080" loext:opacity="100%" style:font-name="Calibri" fo:font-size="11pt" fo:font-style="italic" officeooo:rsid="000807af" officeooo:paragraph-rsid="000dbb44" style:font-size-asian="9.60000038146973pt" style:font-style-asian="italic" style:font-size-complex="11pt" style:font-style-complex="italic"/>
    </style:style>
    <style:style style:name="P12" style:family="paragraph" style:parent-style-name="Body">
      <style:text-properties fo:color="#800080" loext:opacity="100%" style:font-name="Calibri" fo:font-size="11pt" fo:font-style="italic" officeooo:rsid="001279a8" officeooo:paragraph-rsid="001279a8" style:font-size-asian="9.60000038146973pt" style:font-style-asian="italic" style:font-size-complex="11pt" style:font-style-complex="italic"/>
    </style:style>
    <style:style style:name="P13" style:family="paragraph" style:parent-style-name="Body">
      <style:text-properties fo:color="#800080" loext:opacity="100%" style:font-name="Calibri" fo:font-size="11pt" fo:font-style="italic" officeooo:rsid="000ff5b5" officeooo:paragraph-rsid="000ff5b5" style:font-size-asian="9.60000038146973pt" style:font-style-asian="italic" style:font-size-complex="11pt" style:font-style-complex="italic"/>
    </style:style>
    <style:style style:name="P14" style:family="paragraph" style:parent-style-name="Body">
      <style:text-properties fo:color="#800080" loext:opacity="100%" style:font-name="Calibri" fo:font-size="11pt" fo:font-style="italic" fo:font-weight="normal" officeooo:rsid="00133677" officeooo:paragraph-rsid="00133677" style:font-size-asian="9.60000038146973pt" style:font-style-asian="italic" style:font-weight-asian="normal" style:font-size-complex="11pt" style:font-style-complex="italic" style:font-weight-complex="normal"/>
    </style:style>
    <style:style style:name="P15" style:family="paragraph" style:parent-style-name="Body">
      <style:text-properties fo:color="#800080" loext:opacity="100%" style:font-name="Calibri" fo:font-size="11pt" officeooo:rsid="000807af" officeooo:paragraph-rsid="0009b07c" style:font-size-asian="9.60000038146973pt" style:font-size-complex="11pt"/>
    </style:style>
    <style:style style:name="P16" style:family="paragraph" style:parent-style-name="Body">
      <style:text-properties fo:color="#800080" loext:opacity="100%" style:font-name="Calibri" fo:font-size="11pt" officeooo:rsid="001645f9" officeooo:paragraph-rsid="001645f9" style:font-size-asian="9.60000038146973pt" style:font-size-complex="11pt"/>
    </style:style>
    <style:style style:name="P17" style:family="paragraph" style:parent-style-name="Body">
      <style:text-properties fo:color="#800080" loext:opacity="100%" style:font-name="Calibri" fo:font-size="11pt" officeooo:rsid="001645f9" officeooo:paragraph-rsid="00187cc4" style:font-size-asian="9.60000038146973pt" style:font-size-complex="11pt"/>
    </style:style>
    <style:style style:name="P18" style:family="paragraph" style:parent-style-name="Body">
      <style:text-properties fo:color="#800080" loext:opacity="100%" style:font-name="Calibri" fo:font-size="11pt" officeooo:rsid="001c515d" officeooo:paragraph-rsid="001c515d" style:font-size-asian="9.60000038146973pt" style:font-size-complex="11pt"/>
    </style:style>
    <style:style style:name="P19" style:family="paragraph" style:parent-style-name="Body">
      <style:text-properties fo:color="#800080" loext:opacity="100%" style:font-name="Calibri" fo:font-size="11pt" style:text-underline-style="solid" style:text-underline-width="auto" style:text-underline-color="font-color" officeooo:rsid="001645f9" officeooo:paragraph-rsid="001645f9" style:font-size-asian="9.60000038146973pt" style:font-size-complex="11pt"/>
    </style:style>
    <style:style style:name="P20" style:family="paragraph" style:parent-style-name="Body">
      <style:paragraph-properties fo:margin-left="0in" fo:margin-right="0in" fo:text-indent="0.5in" style:auto-text-indent="false"/>
    </style:style>
    <style:style style:name="P21" style:family="paragraph" style:parent-style-name="Header_20__26__20_Footer">
      <style:text-properties style:use-window-font-color="true" loext:opacity="0%" style:font-name="Times New Roman" style:font-name-asian="Times New Roman1"/>
    </style:style>
    <style:style style:name="P22" style:family="paragraph" style:parent-style-name="List_20_Paragraph">
      <style:paragraph-properties fo:margin-left="0.6874in" fo:margin-right="0in" fo:text-indent="0in" style:auto-text-indent="false"/>
      <style:text-properties fo:color="#4f81bd" loext:opacity="100%" fo:font-weight="bold" style:font-weight-asian="bold"/>
    </style:style>
    <style:style style:name="P23" style:family="paragraph" style:parent-style-name="Standard">
      <style:text-properties fo:color="#4f81bd" loext:opacity="100%" style:font-name="Times New Roman" fo:font-weight="bold" style:font-name-asian="Times New Roman1" style:font-weight-asian="bold"/>
    </style:style>
    <style:style style:name="P24" style:family="paragraph" style:parent-style-name="Standard">
      <style:text-properties style:font-name="Times New Roman" fo:font-size="14pt" fo:font-style="italic" style:font-size-asian="14pt" style:font-style-asian="italic"/>
    </style:style>
    <style:style style:name="P25" style:family="paragraph" style:parent-style-name="Standard" style:master-page-name="Standard">
      <style:paragraph-properties style:page-number="auto"/>
    </style:style>
    <style:style style:name="T1" style:family="text">
      <style:text-properties fo:color="#4f81bd" loext:opacity="100%" style:font-name="Arial" fo:font-size="14pt" fo:font-weight="bold" style:font-name-asian="Times New Roman1" style:font-size-asian="14pt" style:font-weight-asian="bold" style:font-name-complex="Arial1"/>
    </style:style>
    <style:style style:name="T2" style:family="text">
      <style:text-properties style:font-name="Times New Roman" fo:font-size="14pt" fo:font-style="italic" style:font-size-asian="14pt" style:font-style-asian="italic"/>
    </style:style>
    <style:style style:name="T3" style:family="text">
      <style:text-properties style:font-name="Times New Roman" fo:font-weight="bold" style:font-weight-asian="bold" style:font-size-complex="12pt"/>
    </style:style>
    <style:style style:name="T4" style:family="text">
      <style:text-properties style:font-name="Times New Roman" fo:font-style="italic" fo:font-weight="bold" style:font-style-asian="italic" style:font-weight-asian="bold" style:font-size-complex="12pt"/>
    </style:style>
    <style:style style:name="T5" style:family="text">
      <style:text-properties style:font-name="Times New Roman" style:font-size-complex="12pt"/>
    </style:style>
    <style:style style:name="T6" style:family="text">
      <style:text-properties style:font-name="Times New Roman" fo:language="es" fo:country="ES" fo:font-weight="bold" style:font-weight-asian="bold" style:font-size-complex="12pt"/>
    </style:style>
    <style:style style:name="T7" style:family="text">
      <style:text-properties fo:font-size="14pt" fo:font-style="italic" style:font-size-asian="14pt" style:font-style-asian="italic"/>
    </style:style>
    <style:style style:name="T8" style:family="text">
      <style:text-properties style:use-window-font-color="true" loext:opacity="0%" style:font-name="Times New Roman" fo:font-size="14pt" fo:font-style="italic" style:font-name-asian="Times New Roman1" style:font-size-asian="14pt" style:font-style-asian="italic"/>
    </style:style>
    <style:style style:name="T9" style:family="text">
      <style:text-properties style:use-window-font-color="true" loext:opacity="0%" style:font-name="Times New Roman" style:font-name-asian="Times New Roman1"/>
    </style:style>
    <style:style style:name="T10" style:family="text">
      <style:text-properties style:font-name="Symbol" fo:font-weight="bold" style:font-name-asian="Symbol1" style:font-weight-asian="bold" style:font-name-complex="Symbol1" style:font-size-complex="12pt"/>
    </style:style>
    <style:style style:name="T11" style:family="text">
      <style:text-properties style:font-name="Symbol" style:font-name-asian="Symbol1" style:font-name-complex="Symbol1" style:font-size-complex="12pt"/>
    </style:style>
    <style:style style:name="T12" style:family="text">
      <style:text-properties officeooo:rsid="00069a71"/>
    </style:style>
    <style:style style:name="T13" style:family="text">
      <style:text-properties officeooo:rsid="000783c9"/>
    </style:style>
    <style:style style:name="T14" style:family="text">
      <style:text-properties officeooo:rsid="0009b07c"/>
    </style:style>
    <style:style style:name="T15" style:family="text">
      <style:text-properties officeooo:rsid="000b03bc"/>
    </style:style>
    <style:style style:name="T16" style:family="text">
      <style:text-properties officeooo:rsid="000c3061"/>
    </style:style>
    <style:style style:name="T17" style:family="text">
      <style:text-properties officeooo:rsid="000dbb44"/>
    </style:style>
    <style:style style:name="T18" style:family="text">
      <style:text-properties fo:color="#800080" loext:opacity="100%" style:text-position="0% 100%" fo:font-size="11pt" officeooo:rsid="001152a4" style:font-size-asian="9.60000038146973pt"/>
    </style:style>
    <style:style style:name="T19" style:family="text">
      <style:text-properties officeooo:rsid="000dfc6b"/>
    </style:style>
    <style:style style:name="T20" style:family="text">
      <style:text-properties officeooo:rsid="000e2917"/>
    </style:style>
    <style:style style:name="T21" style:family="text">
      <style:text-properties fo:font-style="italic" style:font-style-asian="italic" style:font-style-complex="italic"/>
    </style:style>
    <style:style style:name="T22" style:family="text">
      <style:text-properties fo:font-style="italic" officeooo:rsid="000b03bc" style:font-style-asian="italic" style:font-style-complex="italic"/>
    </style:style>
    <style:style style:name="T23" style:family="text">
      <style:text-properties style:text-position="sub 58%"/>
    </style:style>
    <style:style style:name="T24" style:family="text">
      <style:text-properties style:text-position="0% 100%"/>
    </style:style>
    <style:style style:name="T25" style:family="text">
      <style:text-properties style:text-underline-style="solid" style:text-underline-width="auto" style:text-underline-color="font-color" officeooo:rsid="00187cc4"/>
    </style:style>
    <style:style style:name="T26" style:family="text">
      <style:text-properties style:text-underline-style="none"/>
    </style:style>
    <style:style style:name="T27" style:family="text">
      <style:text-properties style:text-underline-style="none" officeooo:rsid="00187cc4"/>
    </style:style>
    <style:style style:name="T28" style:family="text">
      <style:text-properties officeooo:rsid="00187cc4"/>
    </style:style>
    <style:style style:name="T29" style:family="text">
      <style:text-properties officeooo:rsid="001e2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Assignment <text:s/>3 – Recursion</text:span></text:p>
      <text:p text:style-name="P23"/>
      <text:p text:style-name="P22"/>
      <text:p text:style-name="Standard"><text:span text:style-name="T2">Write pseudo-code for problems requiring code. Do not write Java, Python or C++. You are responsible for the appropriate level of detail.</text:span><text:span text:style-name="T7"> </text:span><text:span text:style-name="T2">For the questions asking for justification, please provide a detailed mathematically oriented discussion. A proof is not required.</text:span></text:p>
      <text:p text:style-name="P24"/>
      <text:p text:style-name="P24"/>
      <text:p text:style-name="Standard"><text:span text:style-name="T2">Q1 and Q2 are intended to help you get comfortable with recursion by thinking about something familiar in a recursive manner. Q3 – Q6 are practice in working with non-trivial recursive functions. Q7 deals with the idea of conversion between iteration and recursion.</text:span></text:p>
      <text:p text:style-name="P1"/>
      <text:p text:style-name="Body"><text:span text:style-name="T3">1. <text:s/>Write a recursive algorithm to compute </text:span><text:span text:style-name="T4">a+b</text:span><text:span text:style-name="T3">, where </text:span><text:span text:style-name="T4">a</text:span><text:span text:style-name="T3"> and </text:span><text:span text:style-name="T4">b</text:span><text:span text:style-name="T3"> are nonnegative integers.</text:span></text:p>
      <text:p text:style-name="P8">int sum(a,b)</text:p>
      <text:p text:style-name="P8"><text:tab/>if b is <text:span text:style-name="T13">greater than</text:span> 0</text:p>
      <text:p text:style-name="P8"><text:tab/><text:tab/>return a</text:p>
      <text:p text:style-name="P8"><text:tab/>else return <text:span text:style-name="T12">sum(a+1, b-1)</text:span></text:p>
      <text:p text:style-name="Body"><text:span text:style-name="T5"><text:s text:c="6"/></text:span></text:p>
      <text:p text:style-name="Body"><text:span text:style-name="T3">2. <text:s/>Let A be an array of integers. Write a recursive algorithm to compute the average of the elements of the array. <text:s/></text:span><text:span text:style-name="T5">Solutions calculating the sum recursively, instead of the average, are worth fewer points.</text:span></text:p>
      <text:p text:style-name="P9"><text:span text:style-name="T19">m</text:span>ain ()</text:p>
      <text:p text:style-name="P9"><text:tab/>average (A)</text:p>
      <text:p text:style-name="P10"/>
      <text:p text:style-name="P10">average (array A)</text:p>
      <text:p text:style-name="P10"><text:tab/><text:span text:style-name="T20">if A is valid</text:span></text:p>
      <text:p text:style-name="P10"><text:tab/><text:tab/><text:span text:style-name="T14">averageHelper( A, 0)</text:span></text:p>
      <text:p text:style-name="P9"/>
      <text:p text:style-name="P9">averageHelper( arrary A, int index)</text:p>
      <text:p text:style-name="P10"><text:tab/><text:span text:style-name="T15">if index + 1 &lt; A.length //confirms not at end of the array</text:span></text:p>
      <text:p text:style-name="P10"><text:tab/><text:tab/><text:span text:style-name="T17">if index is 0</text:span></text:p>
      <text:p text:style-name="P11"><text:tab/><text:tab/><text:tab/><text:span text:style-name="T16">return (A[0] + averageHelper(A, 1))/A.length </text:span></text:p>
      <text:p text:style-name="P10"><text:tab/><text:tab/><text:span text:style-name="T16">return</text:span><text:span text:style-name="T15"> A[index] + averageHelper(A, index + 1)</text:span></text:p>
      <text:p text:style-name="P10"><text:tab/><text:span text:style-name="T15">else if index +1 is equal to A.length //at the end of the array</text:span></text:p>
      <text:p text:style-name="P15"><text:span text:style-name="T21"><text:tab/><text:tab/></text:span><text:span text:style-name="T22">return A[index]</text:span></text:p>
      <text:p text:style-name="P3"/>
      <text:p text:style-name="Body"><text:span text:style-name="T3">3. <text:s/>If an array contains n elements, what is the maximum number of recursive calls made by the binary search algorithm?</text:span></text:p>
      <text:p text:style-name="P13">Max number of calls will be log<text:span text:style-name="T23">2</text:span><text:span text:style-name="T24">n + 1</text:span></text:p>
      <text:p text:style-name="P7"><text:span text:style-name="T18">each time N will be cut in half and then one extra recursive call will be needed to determine the match </text:span></text:p>
      <text:p text:style-name="P5"/>
      <text:p text:style-name="P2"/>
      <text:p text:style-name="P2"/>
      <text:p text:style-name="P2"/>
      <text:p text:style-name="P2"/>
      <text:p text:style-name="Body"><text:soft-page-break/><text:span text:style-name="T3">4. <text:s/>The expression m % n yields the remainder of m upon (integer) division by n. Define the greatest common divisor (GCD) of two integers x and y by:</text:span></text:p>
      <text:p text:style-name="P1"/>
      <text:p text:style-name="Body"><text:span text:style-name="T3"><text:tab/></text:span><text:span text:style-name="T6">gcd(x, y) = y <text:tab/><text:tab/><text:tab/><text:tab/>if ( y </text:span><text:span text:style-name="T10"></text:span><text:span text:style-name="T6"> x and x%y == 0) <text:s text:c="3"/><text:tab/><text:tab/></text:span></text:p>
      <text:p text:style-name="P20"><text:span text:style-name="T6">gcd(x, y) = gcd(y, x) <text:s text:c="26"/><text:tab/>if (x &lt; y )</text:span></text:p>
      <text:p text:style-name="Body"><text:span text:style-name="T6"><text:tab/>gcd(x, y) = gcd(y, x%y) <text:s text:c="17"/><text:tab/>otherwise</text:span></text:p>
      <text:p text:style-name="P4"/>
      <text:p text:style-name="Body"><text:span text:style-name="T3">Write a recursive method to compute gcd(x,y).</text:span></text:p>
      <text:p text:style-name="P12">gcd(x,y)</text:p>
      <text:p text:style-name="P12"><text:tab/>if y is less than or equal to x and x % y == 0</text:p>
      <text:p text:style-name="P12"><text:tab/><text:tab/>return y</text:p>
      <text:p text:style-name="P12"><text:tab/>if x is less than y</text:p>
      <text:p text:style-name="P12"><text:tab/><text:tab/>return gcd (y, x)</text:p>
      <text:p text:style-name="P12"><text:tab/>return gcd(y, x%y)</text:p>
      <text:p text:style-name="P2"/>
      <text:p text:style-name="Body"><text:span text:style-name="T3">5. <text:s/>A generalized Fibonacci function is like the standard Fibonacci function,, except that the starting points are passed in as parameters. Define the generalized Fibonacci sequence of f0 and f1 as the sequence gfib( f0, f1, 0), gfib(f0, f1, 1), gfib(f0, f1, 2), ..., where</text:span></text:p>
      <text:p text:style-name="Body"><text:span text:style-name="T3"><text:tab/>gfib(f0, f1, 0) = f0</text:span></text:p>
      <text:p text:style-name="Body"><text:span text:style-name="T3"><text:tab/>gfib(f0, f1, 1) = f1</text:span></text:p>
      <text:p text:style-name="Body"><text:span text:style-name="T3"><text:tab/>gfib(f0, f1, n) = gfib(f0, f1, n-1) + gfib(f0, f1, n-2) if n&gt; 1</text:span></text:p>
      <text:p text:style-name="Body"><text:span text:style-name="T3"><text:s/></text:span></text:p>
      <text:p text:style-name="Body"><text:span text:style-name="T3">Write a recursive method to compute gfib(f0,f1,n).</text:span></text:p>
      <text:p text:style-name="P14">gfib( f0, f1, n)</text:p>
      <text:p text:style-name="P14"><text:tab/>if n is 0 </text:p>
      <text:p text:style-name="P14"><text:tab/><text:tab/>return f0</text:p>
      <text:p text:style-name="P14"><text:tab/>if n is 1</text:p>
      <text:p text:style-name="P14"><text:tab/><text:tab/>return f1</text:p>
      <text:p text:style-name="P14"><text:tab/>return <text:s/>gfib(f0, f1, n-1) + gfib(f0, f1, n-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Body"><text:soft-page-break/><text:span text:style-name="T3">6. <text:s/>Ackerman's function is defined recursively on the nonnegative integers as follows:</text:span></text:p>
      <text:p text:style-name="P2"/>
      <text:p text:style-name="Body"><text:span text:style-name="T5"><text:tab/>a(m, n) = n + 1<text:tab/><text:tab/> <text:s text:c="6"/>if m = 0</text:span></text:p>
      <text:p text:style-name="Body"><text:span text:style-name="T5"><text:tab/>a(m, n) = a(m-1, 1) <text:s text:c="23"/>if m </text:span><text:span text:style-name="T11"></text:span><text:span text:style-name="T5"> 0, n = 0</text:span></text:p>
      <text:p text:style-name="Body"><text:span text:style-name="T5"><text:tab/>a(m, n) = a(m-1, a(m, n-1)) <text:s text:c="10"/>if m ≠ 0, n </text:span><text:span text:style-name="T11"></text:span><text:span text:style-name="T5"> 0</text:span></text:p>
      <text:p text:style-name="P2"/>
      <text:p text:style-name="Body"><text:span text:style-name="T5">Using the above definition, show that a(2,2) equals 7.</text:span></text:p>
      <text:p text:style-name="P19">a(2,2)<text:span text:style-name="T26"> </text:span><text:span text:style-name="T27">= 7</text:span></text:p>
      <text:p text:style-name="P16"><text:tab/>–&gt; a<text:span text:style-name="T28">(1, </text:span><text:span text:style-name="T25">a(2,1)</text:span><text:span text:style-name="T28">) = a(1,5) = 7</text:span></text:p>
      <text:p text:style-name="P16"><text:tab/><text:tab/>–&gt; <text:span text:style-name="T28">a(1,</text:span><text:span text:style-name="T25">a(2,0)</text:span><text:span text:style-name="T28">) = a(1,3) = 5</text:span></text:p>
      <text:p text:style-name="P16"><text:tab/><text:tab/><text:tab/>–&gt; <text:span text:style-name="T25">a(1,1)</text:span><text:span text:style-name="T27"> = 3</text:span></text:p>
      <text:p text:style-name="P17"><text:tab/><text:tab/><text:tab/><text:tab/>–&gt;<text:span text:style-name="T28">a(0,a</text:span><text:span text:style-name="T25">(1,0)</text:span><text:span text:style-name="T28">) = a(0,2)</text:span></text:p>
      <text:p text:style-name="P17"><text:tab/><text:tab/><text:tab/><text:tab/><text:tab/>–&gt;<text:span text:style-name="T28">a(0,1) = 2</text:span></text:p>
      <text:p text:style-name="P17"><text:span text:style-name="T25">a(1,3)</text:span><text:span text:style-name="T27"> = 5</text:span></text:p>
      <text:p text:style-name="P17"><text:span text:style-name="T27"><text:tab/>–&gt;a(0,</text:span><text:span text:style-name="T25">a(1,2)</text:span><text:span text:style-name="T27">) = a(0,4) = 5</text:span></text:p>
      <text:p text:style-name="P17"><text:span text:style-name="T27"><text:tab/><text:tab/>–&gt;a(0,</text:span><text:span text:style-name="T25">a(1,1)</text:span><text:span text:style-name="T27">) = a(0,3) = 4</text:span></text:p>
      <text:p text:style-name="P17"><text:span text:style-name="T25">a(1,5)</text:span><text:span text:style-name="T27"> = 7</text:span></text:p>
      <text:p text:style-name="P17"><text:span text:style-name="T27"><text:tab/>–&gt; a(0,</text:span><text:span text:style-name="T25">a(1,4)</text:span><text:span text:style-name="T27">) = a(0,6) = 7</text:span></text:p>
      <text:p text:style-name="P17"><text:span text:style-name="T27"><text:tab/><text:tab/>–&gt;a(0,</text:span><text:span text:style-name="T25">a(1,3)</text:span><text:span text:style-name="T27">) = a(0,5) = 6</text:span></text:p>
      <text:p text:style-name="P17"><text:tab/></text:p>
      <text:p text:style-name="P6"/>
      <text:p text:style-name="P2"/>
      <text:p text:style-name="Body"><text:span text:style-name="T3">7. <text:s/>Convert the following recursive program scheme into an iterative version that does not use a stack. </text:span><text:span text:style-name="T4">f(n)</text:span><text:span text:style-name="T3"> is a method that returns TRUE or FALSE based on the value of n, and </text:span><text:span text:style-name="T4">g(n)</text:span><text:span text:style-name="T3"> is a method that returns a value of the same type as </text:span><text:span text:style-name="T4">n</text:span><text:span text:style-name="T3"> (without modifying </text:span><text:span text:style-name="T4">n </text:span><text:span text:style-name="T3">itself).</text:span></text:p>
      <text:p text:style-name="P2"/>
      <text:p text:style-name="Body"><text:span text:style-name="T5"><text:tab/>int rec(int n)</text:span></text:p>
      <text:p text:style-name="Body"><text:span text:style-name="T5"><text:tab/>{</text:span></text:p>
      <text:p text:style-name="Body"><text:span text:style-name="T5"><text:tab/> <text:s text:c="3"/>if ( f(n) == FALSE ) {</text:span></text:p>
      <text:p text:style-name="Body"><text:span text:style-name="T5"><text:tab/> <text:s text:c="7"/>/* any group of statements that <text:s/>do not change the value of n */</text:span></text:p>
      <text:p text:style-name="Body"><text:span text:style-name="T5"><text:tab/> <text:s text:c="7"/>return (rec(g(n)));</text:span></text:p>
      <text:p text:style-name="Body"><text:span text:style-name="T5"><text:tab/> <text:s text:c="3"/>}//end if</text:span></text:p>
      <text:p text:style-name="Body"><text:span text:style-name="T5"><text:tab/> <text:s text:c="3"/>return (0);</text:span></text:p>
      <text:p text:style-name="Body"><text:span text:style-name="T5"><text:tab/>}//end rec</text:span></text:p>
      <text:p text:style-name="P2"/>
      <text:p text:style-name="P18">while f(n) == FALSE //<text:span text:style-name="T29">while f(n) is false, perform the following</text:span></text:p>
      <text:p text:style-name="P18"><text:tab/>n = g(n) //<text:span text:style-name="T29">set n to a new value based on g(n) for retest</text:span></text:p>
      <text:p text:style-name="P18">return 0 //<text:span text:style-name="T29">allowed to exit, not can retru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Calirbri" svg:font-family="Calirbri"/>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_26__20_Footer" style:display-name="Header &amp; Footer" style:family="paragraph" style:default-outline-level="">
      <style:paragraph-properties fo:margin-top="0in" fo:margin-bottom="0in" style:contextual-spacing="false" fo:text-align="start" style:justify-single-word="false" fo:orphans="2" fo:widows="2" style:writing-mode="lr-tb">
        <style:tab-stops>
          <style:tab-stop style:position="6.5in" style:type="right"/>
        </style:tab-stops>
      </style:paragraph-properties>
      <style:text-properties fo:color="#000000" loext:opacity="100%" style:font-name="Helvetica" fo:font-family="Helvetica" style:font-family-generic="roman" style:font-pitch="variable" style:font-name-asian="ヒラギノ角ゴ Pro W3" style:font-family-asian="'ヒラギノ角ゴ Pro W3'" style:font-family-generic-asian="system" style:font-pitch-asian="variable"/>
    </style:style>
    <style:style style:name="Body" style:family="paragraph" style:default-outline-level="">
      <style:paragraph-properties fo:margin-top="0in" fo:margin-bottom="0in" style:contextual-spacing="false" fo:text-align="start" style:justify-single-word="false" fo:orphans="2" fo:widows="2" style:writing-mode="lr-tb"/>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use-window-font-color="true" loext:opacity="0%" style:font-name="Times New Roman" fo:font-family="'Times New Roman'" style:font-family-generic="roman" style:font-pitch="variable" style:font-name-asian="F" style:font-family-generic-asian="system" style:font-pitch-asian="variable"/>
    </style:style>
    <style:style style:name="Default_20_Paragraph_20_Font" style:display-name="Default Paragraph Font" style:family="text"/>
    <style:style style:name="Header_20_Char" style:display-name="Header Char" style:family="text" style:parent-style-name="Default_20_Paragraph_20_Font">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font-size-complex="12pt"/>
    </style:style>
    <style:style style:name="Footer_20_Char" style:display-name="Footer Char" style:family="text" style:parent-style-name="Default_20_Paragraph_20_Font">
      <style:text-properties fo:color="#000000" loext:opacity="100%" style:font-name="Helvetica" fo:font-family="Helvetica" style:font-family-generic="roman" style:font-pitch="variable" fo:font-size="12pt" style:font-name-asian="ヒラギノ角ゴ Pro W3" style:font-family-asian="'ヒラギノ角ゴ Pro W3'" style:font-family-generic-asian="system" style:font-pitch-asian="variable" style:font-size-asian="12pt" style:font-size-complex="12pt"/>
    </style:style>
    <style:style style:name="Balloon_20_Text_20_Char" style:display-name="Balloon Text Char" style:family="text" style:parent-style-name="Default_20_Paragraph_20_Font">
      <style:text-properties fo:color="#000000" loext:opacity="100%" style:font-name="Tahoma" fo:font-family="Tahoma" style:font-family-generic="roman" style:font-pitch="variable" fo:font-size="8pt" style:font-name-asian="ヒラギノ角ゴ Pro W3" style:font-family-asian="'ヒラギノ角ゴ Pro W3'"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style:use-window-font-color="true" loext:opacity="0%" style:font-name="Times New Roman" style:font-name-asian="Times New Roman1"/>
    </style:style>
    <style:page-layout style:name="Mpm1">
      <style:page-layout-properties fo:page-width="8.5in" fo:page-height="11in" style:num-format="1" style:print-orientation="portrait" fo:margin-top="0.5in" fo:margin-bottom="0.6in" fo:margin-left="0.75in" fo:margin-right="0.75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5in" fo:margin-left="0in" fo:margin-right="0in" fo:margin-top="0.1102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text:tab/></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eanor</meta:initial-creator>
    <meta:editing-cycles>22</meta:editing-cycles>
    <meta:print-date>2014-02-13T18:18:00</meta:print-date>
    <meta:creation-date>2014-02-13T18:19:00</meta:creation-date>
    <dc:date>2021-02-16T23:12:20.148143300</dc:date>
    <meta:editing-duration>PT2H26M8S</meta:editing-duration>
    <meta:generator>LibreOffice/7.0.4.2$Linux_X86_64 LibreOffice_project/00$Build-2</meta:generator>
    <meta:document-statistic meta:table-count="0" meta:image-count="0" meta:object-count="0" meta:page-count="3" meta:paragraph-count="79" meta:word-count="686" meta:character-count="3720" meta:non-whitespace-character-count="2889"/>
    <meta:user-defined meta:name="AppVersion">16.0000</meta:user-defined>
    <meta:template xlink:type="simple" xlink:actuate="onRequest" xlink:title="Normal" xlink:href=""/>
  </office:meta>
</office:document-meta>
</file>